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sans-serif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3" style:family="paragraph" style:parent-style-name="Standard">
      <style:paragraph-properties fo:text-align="justify" style:justify-single-word="false"/>
      <style:text-properties style:font-name="arial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1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2" style:family="paragraph" style:parent-style-name="Heading_20_1">
      <style:paragraph-properties fo:text-align="justify" style:justify-single-word="false"/>
      <style:text-properties officeooo:paragraph-rsid="00500d21"/>
    </style:style>
    <style:style style:name="P33" style:family="paragraph" style:parent-style-name="Heading_20_2">
      <style:paragraph-properties fo:text-align="justify" style:justify-single-word="false"/>
      <style:text-properties officeooo:paragraph-rsid="000ea3a0"/>
    </style:style>
    <style:style style:name="P34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officeooo:paragraph-rsid="00687119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8d4e0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3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4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5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7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8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9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42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43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44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6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47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48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49" style:family="text">
      <style:text-properties fo:color="#000000" style:font-name="arial" style:text-underline-style="solid" style:text-underline-width="auto" style:text-underline-color="font-color"/>
    </style:style>
    <style:style style:name="T50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1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2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3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4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5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6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7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8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9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0" style:family="text">
      <style:text-properties fo:color="#000000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1" style:family="text">
      <style:text-properties fo:color="#000000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2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63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4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5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6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7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8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9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0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1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72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73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74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75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76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77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78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79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0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1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2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3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84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5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6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7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8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89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0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1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2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3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4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5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6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97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98" style:family="text">
      <style:text-properties fo:font-weight="bold" style:font-weight-asian="bold" style:font-name-complex="Arial1" style:language-complex="pt" style:country-complex="PT"/>
    </style:style>
    <style:style style:name="T99" style:family="text">
      <style:text-properties fo:font-weight="bold" officeooo:rsid="00222d90" style:font-weight-asian="bold" style:font-name-complex="Arial1" style:language-complex="pt" style:country-complex="PT"/>
    </style:style>
    <style:style style:name="T100" style:family="text">
      <style:text-properties fo:font-weight="bold" officeooo:rsid="00047fbc" style:font-weight-asian="bold" style:font-name-complex="Arial1" style:language-complex="pt" style:country-complex="PT"/>
    </style:style>
    <style:style style:name="T101" style:family="text">
      <style:text-properties fo:font-weight="bold" officeooo:rsid="000ea3a0" style:font-weight-asian="bold" style:font-name-complex="Arial1" style:language-complex="pt" style:country-complex="PT"/>
    </style:style>
    <style:style style:name="T102" style:family="text">
      <style:text-properties fo:font-weight="bold" officeooo:rsid="00390218" style:font-weight-asian="bold" style:font-name-complex="Arial1" style:language-complex="pt" style:country-complex="PT"/>
    </style:style>
    <style:style style:name="T103" style:family="text">
      <style:text-properties fo:font-weight="bold" style:font-name-asian="Arial1" style:font-weight-asian="bold" style:font-name-complex="Arial1" style:language-complex="pt" style:country-complex="PT"/>
    </style:style>
    <style:style style:name="T104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05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06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07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08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09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10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11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12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13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14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15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16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17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18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19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20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21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22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23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24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25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26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27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28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29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30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31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32" style:family="text">
      <style:text-properties style:font-name-asian="Arial1" style:font-name-complex="Arial1" style:language-complex="pt" style:country-complex="PT"/>
    </style:style>
    <style:style style:name="T133" style:family="text">
      <style:text-properties officeooo:rsid="0013405f" style:font-name-asian="Arial1" style:font-name-complex="Arial1" style:language-complex="pt" style:country-complex="PT"/>
    </style:style>
    <style:style style:name="T134" style:family="text">
      <style:text-properties officeooo:rsid="001a8142" style:font-name-asian="Arial1" style:font-name-complex="Arial1" style:language-complex="pt" style:country-complex="PT"/>
    </style:style>
    <style:style style:name="T135" style:family="text">
      <style:text-properties officeooo:rsid="0017e9c9" style:font-name-asian="Arial1" style:font-name-complex="Arial1" style:language-complex="pt" style:country-complex="PT"/>
    </style:style>
    <style:style style:name="T136" style:family="text">
      <style:text-properties officeooo:rsid="00169323" style:font-name-asian="Arial1" style:font-name-complex="Arial1" style:language-complex="pt" style:country-complex="PT"/>
    </style:style>
    <style:style style:name="T137" style:family="text">
      <style:text-properties officeooo:rsid="001530fc" style:font-name-asian="Arial1" style:font-name-complex="Arial1" style:language-complex="pt" style:country-complex="PT"/>
    </style:style>
    <style:style style:name="T138" style:family="text">
      <style:text-properties style:font-name-asian="Arial1" style:font-name-complex="Arial1" style:language-complex="pt" style:country-complex="PT" style:font-weight-complex="bold"/>
    </style:style>
    <style:style style:name="T139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40" style:family="text">
      <style:text-properties fo:background-color="#ffffff" loext:char-shading-value="0" style:font-name-complex="Arial1"/>
    </style:style>
    <style:style style:name="T141" style:family="text">
      <style:text-properties officeooo:rsid="0013405f" fo:background-color="#ffffff" loext:char-shading-value="0" style:font-name-complex="Arial1"/>
    </style:style>
    <style:style style:name="T142" style:family="text">
      <style:text-properties officeooo:rsid="0017e9c9" fo:background-color="#ffffff" loext:char-shading-value="0" style:font-name-complex="Arial1"/>
    </style:style>
    <style:style style:name="T143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44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5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46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47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48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9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0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1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2" style:family="text">
      <style:text-properties officeooo:rsid="008c2915"/>
    </style:style>
    <style:style style:name="T153" style:family="text">
      <style:text-properties officeooo:rsid="008e91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João Paulo Hotequil</text:p>
      <text:h text:style-name="P33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3">h</text:span></text:a><text:a xlink:type="simple" xlink:href="mailto:joaohotequil@gmail.com" text:style-name="ListLabel_20_12" text:visited-style-name="ListLabel_20_12"><text:span text:style-name="Internet_20_link"><text:span text:style-name="T22">otequil@</text:span></text:span></text:a><text:a xlink:type="simple" xlink:href="mailto:joaohotequil@gmail.com" text:style-name="ListLabel_20_12" text:visited-style-name="ListLabel_20_12"><text:span text:style-name="Internet_20_link"><text:span text:style-name="T24">protonmail</text:span></text:span></text:a><text:a xlink:type="simple" xlink:href="mailto:joaohotequil@gmail.com" text:style-name="ListLabel_20_12" text:visited-style-name="ListLabel_20_12"><text:span text:style-name="Internet_20_link"><text:span text:style-name="T49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1" text:outline-level="1"/>
      <text:h text:style-name="P29" text:outline-level="1"><text:span text:style-name="T99">O que eu tenho a dizer</text:span><text:span text:style-name="T98">:</text:span></text:h>
      <text:p text:style-name="P35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, <text:span text:style-name="T152">testes,</text:span> <text:span text:style-name="T152">segurança, SEO, padrões </text:span><text:span text:style-name="T153">de </text:span><text:span text:style-name="T152">qualidade </text:span>e bom design, e eu trabalho todos os dias para evoluir esses pontos!</text:p>
      <text:p text:style-name="P8"/>
      <text:h text:style-name="P29" text:outline-level="1"><text:span text:style-name="T102">Formações</text:span><text:span text:style-name="T98">:</text:span></text:h>
      <text:h text:style-name="P32" text:outline-level="1"><text:span text:style-name="lt-line-clamp_5f__5f_raw-line"><text:span text:style-name="T93">[fevereiro de </text:span></text:span><text:span text:style-name="lt-line-clamp_5f__5f_raw-line"><text:span text:style-name="T94">2021</text:span></text:span><text:span text:style-name="lt-line-clamp_5f__5f_raw-line"><text:span text:style-name="T93"> – </text:span></text:span><text:span text:style-name="lt-line-clamp_5f__5f_raw-line"><text:span text:style-name="T94">até o momento</text:span></text:span><text:span text:style-name="lt-line-clamp_5f__5f_raw-line"><text:span text:style-name="T93">] </text:span></text:span><text:span text:style-name="lt-line-clamp_5f__5f_raw-line"><text:span text:style-name="T94">FIAP</text:span></text:span><text:span text:style-name="lt-line-clamp_5f__5f_raw-line"><text:span text:style-name="T93"> | </text:span></text:span><text:span text:style-name="lt-line-clamp_5f__5f_raw-line"><text:span text:style-name="T95">Online</text:span></text:span><text:span text:style-name="lt-line-clamp_5f__5f_raw-line"><text:span text:style-name="T93">: </text:span></text:span><text:span text:style-name="lt-line-clamp_5f__5f_raw-line"><text:span text:style-name="T90">estou cursando sistemas de informação </text:span></text:span><text:span text:style-name="lt-line-clamp_5f__5f_raw-line"><text:span text:style-name="T92">(</text:span></text:span><text:span text:style-name="lt-line-clamp_5f__5f_raw-line"><text:span text:style-name="T90">bacharelado</text:span></text:span><text:span text:style-name="lt-line-clamp_5f__5f_raw-line"><text:span text:style-name="T92">)</text:span></text:span><text:span text:style-name="lt-line-clamp_5f__5f_raw-line"><text:span text:style-name="T91">.</text:span></text:span></text:h>
      <text:p text:style-name="P9"><text:span text:style-name="T103">[fevereiro de 2018 – dezembro de 20</text:span><text:span text:style-name="T104">19</text:span><text:span text:style-name="T103">] </text:span><text:span text:style-name="T105">E.E.B. Professor Honório Miranda | Gaspar, Santa Catarina: </text:span><text:span text:style-name="T121">c</text:span><text:span text:style-name="T96">ursei o segundo e terceiro ano do ensino médio.</text:span></text:p>
      <text:p text:style-name="P9"><text:span text:style-name="T103">[fevereiro de 2006 – dezembro de 2017] </text:span><text:span text:style-name="T105">Madre Francisca Lampel | Gaspar, Santa Catarina: </text:span><text:span text:style-name="T121">c</text:span><text:span text:style-name="T97">ursei o ensino fundamental (I e II) e o primeiro ano do ensino médio.</text:span></text:p>
      <text:p text:style-name="P18"/>
      <text:h text:style-name="P30" text:outline-level="1"><text:soft-page-break/><text:span text:style-name="T100">E</text:span><text:span text:style-name="T98">specializações, </text:span><text:span text:style-name="T101">t</text:span><text:span text:style-name="T98">reinamentos e cursos </text:span><text:span text:style-name="T102">(tenho algumas outras certificações que acabei não colocando aqui)</text:span><text:span text:style-name="T98">:</text:span></text:h>
      <text:p text:style-name="P7"><text:span text:style-name="T25">[100% concluído]</text:span><text:span text:style-name="T46"> </text:span><text:span text:style-name="T26">Udemy </text:span><text:span text:style-name="T40">(</text:span><text:span text:style-name="T45">47.5</text:span><text:span text:style-name="T44"> horas</text:span><text:span text:style-name="T40">)</text:span><text:span text:style-name="T26"> | </text:span><text:span text:style-name="T38">Educação a distância</text:span><text:span text:style-name="T26">:</text:span><text:span text:style-name="T46"> </text:span><text:span text:style-name="T47">feito o curso de </text:span><text:span text:style-name="T88">NodeJS, TypeScript, TDD, DDD, Clean Architecture e SOLID </text:span><text:span text:style-name="T89">do Rodrigo Manguinho</text:span><text:span text:style-name="T48">.</text:span></text:p>
      <text:p text:style-name="P4"><text:span text:style-name="T26">[</text:span><text:span text:style-name="T35">abril</text:span><text:span text:style-name="T26"> de 20</text:span><text:span text:style-name="T34">2</text:span><text:span text:style-name="T35">3</text:span><text:span text:style-name="T26"> – </text:span><text:span text:style-name="T35">abril</text:span><text:span text:style-name="T34"> de 202</text:span><text:span text:style-name="T35">3</text:span><text:span text:style-name="T26">] </text:span><text:span text:style-name="T39">Hackerspace</text:span><text:span text:style-name="T26"> </text:span><text:span text:style-name="T31">(</text:span><text:span text:style-name="T35">8 </text:span><text:span text:style-name="T31">horas)</text:span><text:span text:style-name="T26"> | </text:span><text:span text:style-name="T35">Blumenau</text:span><text:span text:style-name="T26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6">[</text:span><text:span text:style-name="T33">novembro</text:span><text:span text:style-name="T26"> de 20</text:span><text:span text:style-name="T34">22</text:span><text:span text:style-name="T26"> – </text:span><text:span text:style-name="T33">novembro</text:span><text:span text:style-name="T26"> de 20</text:span><text:span text:style-name="T34">22</text:span><text:span text:style-name="T26">] </text:span><text:span text:style-name="T33">Front in Floripa</text:span><text:span text:style-name="T26"> </text:span><text:span text:style-name="T31">(</text:span><text:span text:style-name="T34">10</text:span><text:span text:style-name="T31"> horas)</text:span><text:span text:style-name="T26"> | </text:span><text:span text:style-name="T33">Florianópolis</text:span><text:span text:style-name="T26">, Santa Catarina: </text:span><text:span text:style-name="T13">participei do evento Front in Floripa</text:span><text:span text:style-name="T10">.</text:span></text:p>
      <text:p text:style-name="P1"><text:span text:style-name="T26">[</text:span><text:span text:style-name="T27">julho</text:span><text:span text:style-name="T26"> de </text:span><text:span text:style-name="T28">202</text:span><text:span text:style-name="T29">2</text:span><text:span text:style-name="T26"> – </text:span><text:span text:style-name="T27">julho</text:span><text:span text:style-name="T26"> de </text:span><text:span text:style-name="T28">202</text:span><text:span text:style-name="T29">2</text:span><text:span text:style-name="T26">] </text:span><text:span text:style-name="T30">Apex</text:span><text:span text:style-name="T26"> </text:span><text:span text:style-name="T31">(</text:span><text:span text:style-name="T32">4</text:span><text:span text:style-name="T31"> horas)</text:span><text:span text:style-name="T26"> | Blumenau, Santa Catarina: </text:span><text:span text:style-name="T11">participei de um workshop sobre </text:span><text:span text:style-name="T12">soft skills</text:span><text:span text:style-name="T10">.</text:span></text:p>
      <text:p text:style-name="P24"><text:span text:style-name="T63">[</text:span><text:span text:style-name="T64">abril</text:span><text:span text:style-name="T63"> de </text:span><text:span text:style-name="T65">202</text:span><text:span text:style-name="T64">2</text:span><text:span text:style-name="T63"> – </text:span><text:span text:style-name="T64">abril</text:span><text:span text:style-name="T63"> de </text:span><text:span text:style-name="T65">202</text:span><text:span text:style-name="T64">2</text:span><text:span text:style-name="T63">] </text:span><text:span text:style-name="T66">Apex</text:span><text:span text:style-name="T63"> </text:span><text:span text:style-name="T67">(</text:span><text:span text:style-name="T68">4</text:span><text:span text:style-name="T67"> horas)</text:span><text:span text:style-name="T63"> | Blumenau, Santa Catarina: </text:span><text:span text:style-name="T51">participei de um workshop sobre </text:span><text:span text:style-name="T52">cultura organizacional das empresas de tecnologia</text:span><text:span text:style-name="T50">.</text:span></text:p>
      <text:p text:style-name="P20"><text:span text:style-name="T143">[</text:span><text:span text:style-name="T144">100% concluído</text:span><text:span text:style-name="T143">] </text:span><text:span text:style-name="T147">TestDome </text:span><text:span text:style-name="T145">| </text:span><text:span text:style-name="T146">Educação a distância</text:span><text:span text:style-name="T145">: </text:span><text:span text:style-name="T149">realizei um treinamento com questões sobre </text:span><text:span text:style-name="T151">Node.js</text:span><text:span text:style-name="T148">.</text:span></text:p>
      <text:p text:style-name="P20"><text:span text:style-name="T143">[</text:span><text:span text:style-name="T144">100% concluído</text:span><text:span text:style-name="T143">] </text:span><text:span text:style-name="T147">TestDome </text:span><text:span text:style-name="T145">| </text:span><text:span text:style-name="T146">Educação a distância</text:span><text:span text:style-name="T145">: </text:span><text:span text:style-name="T149">realizei um treinamento com questões sobre </text:span><text:span text:style-name="T151">JavaScript with jQuery</text:span><text:span text:style-name="T148">.</text:span></text:p>
      <text:p text:style-name="P21"><text:span text:style-name="T143">[</text:span><text:span text:style-name="T144">100% concluído</text:span><text:span text:style-name="T143">] </text:span><text:span text:style-name="T147">TestDome </text:span><text:span text:style-name="T145">| </text:span><text:span text:style-name="T146">Educação a distância</text:span><text:span text:style-name="T145">: </text:span><text:span text:style-name="T149">realizei um treinamento com questões sobre </text:span><text:span text:style-name="T151">Vue.js.</text:span></text:p>
      <text:p text:style-name="P21"><text:span text:style-name="T143">[</text:span><text:span text:style-name="T144">100% concluído</text:span><text:span text:style-name="T143">] </text:span><text:span text:style-name="T147">TestDome </text:span><text:span text:style-name="T145">| </text:span><text:span text:style-name="T146">Educação a distância</text:span><text:span text:style-name="T145">: </text:span><text:span text:style-name="T149">realizei um treinamento com questões sobre </text:span><text:span text:style-name="T150">TypeScript </text:span><text:span text:style-name="T151">e JavaScript.</text:span></text:p>
      <text:p text:style-name="P25"><text:span text:style-name="T62">[</text:span><text:span text:style-name="T71">100% concluído</text:span><text:span text:style-name="T62">] </text:span><text:span text:style-name="T72">TestDome </text:span><text:span text:style-name="T63">| </text:span><text:span text:style-name="T69">Educação a distância</text:span><text:span text:style-name="T63">: </text:span><text:span text:style-name="T53">realizei um treinamento com questões sobre </text:span><text:span text:style-name="T54">Angular e TypeScript.</text:span></text:p>
      <text:p text:style-name="P26"><text:span text:style-name="T62">[</text:span><text:span text:style-name="T71">100% concluído</text:span><text:span text:style-name="T62">] </text:span><text:span text:style-name="T72">TestDome </text:span><text:span text:style-name="T63">| </text:span><text:span text:style-name="T69">Educação a distância</text:span><text:span text:style-name="T63">: </text:span><text:span text:style-name="T53">realizei um treinamento com questões sobre </text:span><text:span text:style-name="T55">JavaScript.</text:span></text:p>
      <text:p text:style-name="P26"><text:span text:style-name="T62">[</text:span><text:span text:style-name="T71">100% concluído</text:span><text:span text:style-name="T62">] </text:span><text:span text:style-name="T72">TestDome </text:span><text:span text:style-name="T63">| </text:span><text:span text:style-name="T69">Educação a distância</text:span><text:span text:style-name="T63">: </text:span><text:span text:style-name="T53">realizei um treinamento com questões sobre Angular.</text:span></text:p>
      <text:p text:style-name="P26"><text:span text:style-name="T62">[</text:span><text:span text:style-name="T71">100% concluído</text:span><text:span text:style-name="T62">] </text:span><text:span text:style-name="T73">EW IT</text:span><text:span text:style-name="T74"> </text:span><text:span text:style-name="T69">(</text:span><text:span text:style-name="T70">16</text:span><text:span text:style-name="T69"> horas)</text:span><text:span text:style-name="T63"> | </text:span><text:span text:style-name="T69">Educação a distância</text:span><text:span text:style-name="T63">: </text:span><text:span text:style-name="T56">completei o curso de NodeJS.</text:span></text:p>
      <text:p text:style-name="P10"><text:span text:style-name="T103">[</text:span><text:span text:style-name="T117">100% concluído</text:span><text:span text:style-name="T103">] </text:span><text:span text:style-name="T118">FIAP – Nano Courses </text:span><text:span text:style-name="T111">(</text:span><text:span text:style-name="T112">60</text:span><text:span text:style-name="T111"> horas)</text:span><text:span text:style-name="T105"> | </text:span><text:span text:style-name="T111">Educação a distância</text:span><text:span text:style-name="T105">: </text:span><text:span text:style-name="T129">concluí </text:span><text:span text:style-name="T131">o </text:span><text:span text:style-name="T129">curso de </text:span><text:span text:style-name="T131">comunicação e semiótica nos Nano Courses.</text:span></text:p>
      <text:p text:style-name="P10"><text:span text:style-name="T103">[</text:span><text:span text:style-name="T117">100% concluído</text:span><text:span text:style-name="T103">] </text:span><text:span text:style-name="T111">Loiane Groner (28 horas)</text:span><text:span text:style-name="T105"> | </text:span><text:span text:style-name="T111">Educação a distância</text:span><text:span text:style-name="T105">: </text:span><text:span text:style-name="T129">concluí um curso de Angular pela plataforma online da Loiane Groner.</text:span></text:p>
      <text:p text:style-name="P10"><text:soft-page-break/><text:span text:style-name="T103">[</text:span><text:span text:style-name="T116">dezembro</text:span><text:span text:style-name="T103"> de </text:span><text:span text:style-name="T116">2020</text:span><text:span text:style-name="T103"> – </text:span><text:span text:style-name="T116">dezembro</text:span><text:span text:style-name="T103"> de </text:span><text:span text:style-name="T116">2020</text:span><text:span text:style-name="T103">] </text:span><text:span text:style-name="T116">Microsoft</text:span><text:span text:style-name="T105"> </text:span><text:span text:style-name="T106">(</text:span><text:span text:style-name="T109">2</text:span><text:span text:style-name="T106"> horas)</text:span><text:span text:style-name="T105"> | Blumenau, Santa Catarina: </text:span><text:span text:style-name="T127">realizei o exame 70-480 da Microsoft na ProWay com perguntas de HTML5, CSS3 e JavaScript, minha pontuação final foi de 909 pontos.</text:span></text:p>
      <text:p text:style-name="P10"><text:span text:style-name="T105">[</text:span><text:span text:style-name="T110">outubro</text:span><text:span text:style-name="T105"> de </text:span><text:span text:style-name="T109">2020</text:span><text:span text:style-name="T105"> – </text:span><text:span text:style-name="T110">outubro</text:span><text:span text:style-name="T105"> de </text:span><text:span text:style-name="T109">2020</text:span><text:span text:style-name="T105">] </text:span><text:span text:style-name="T110">Apex</text:span><text:span text:style-name="T105"> </text:span><text:span text:style-name="T106">(</text:span><text:span text:style-name="T110">3</text:span><text:span text:style-name="T106"> horas)</text:span><text:span text:style-name="T105"> | Blumenau, Santa Catarina: </text:span><text:span text:style-name="T128">participei de um workshop sobre empreendedorismo.</text:span></text:p>
      <text:p text:style-name="P17"><text:span text:style-name="T105">[</text:span><text:span text:style-name="T110">outubro</text:span><text:span text:style-name="T105"> de </text:span><text:span text:style-name="T109">2020</text:span><text:span text:style-name="T105"> – </text:span><text:span text:style-name="T110">outubro</text:span><text:span text:style-name="T105"> de </text:span><text:span text:style-name="T109">2020</text:span><text:span text:style-name="T105">] </text:span><text:span text:style-name="T110">Apex</text:span><text:span text:style-name="T105"> </text:span><text:span text:style-name="T106">(</text:span><text:span text:style-name="T110">3</text:span><text:span text:style-name="T106"> horas)</text:span><text:span text:style-name="T105"> | Blumenau, Santa Catarina: </text:span><text:span text:style-name="T128">participei de um workshop sobre planejamento de carreira</text:span><text:span text:style-name="T120">.</text:span></text:p>
      <text:p text:style-name="P6"><text:span text:style-name="T26">[</text:span><text:span text:style-name="T37">setembro</text:span><text:span text:style-name="T26"> de 20</text:span><text:span text:style-name="T37">20</text:span><text:span text:style-name="T26"> – </text:span><text:span text:style-name="T37">setembro</text:span><text:span text:style-name="T26"> de 20</text:span><text:span text:style-name="T37">20</text:span><text:span text:style-name="T26">] </text:span><text:span text:style-name="T39">DB1 Group</text:span><text:span text:style-name="T26"> </text:span><text:span text:style-name="T31">(</text:span><text:span text:style-name="T34">1</text:span><text:span text:style-name="T37">2</text:span><text:span text:style-name="T31"> horas)</text:span><text:span text:style-name="T26"> | </text:span><text:span text:style-name="T38">Educação a distância</text:span><text:span text:style-name="T26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6">[</text:span><text:span text:style-name="T36">dezembro</text:span><text:span text:style-name="T26"> de 2019 – </text:span><text:span text:style-name="T36">dezembro</text:span><text:span text:style-name="T26"> de 2019] </text:span><text:span text:style-name="T39">Hackerspace</text:span><text:span text:style-name="T26"> </text:span><text:span text:style-name="T31">(</text:span><text:span text:style-name="T34">10</text:span><text:span text:style-name="T31"> horas)</text:span><text:span text:style-name="T26"> | </text:span><text:span text:style-name="T36">Blumenau</text:span><text:span text:style-name="T26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6">[</text:span><text:span text:style-name="T33">novembro</text:span><text:span text:style-name="T26"> de 2019 – </text:span><text:span text:style-name="T33">novembro</text:span><text:span text:style-name="T26"> de 2019] </text:span><text:span text:style-name="T33">Front in Floripa</text:span><text:span text:style-name="T26"> </text:span><text:span text:style-name="T31">(</text:span><text:span text:style-name="T34">10</text:span><text:span text:style-name="T31"> horas)</text:span><text:span text:style-name="T26"> | </text:span><text:span text:style-name="T33">Florianópolis</text:span><text:span text:style-name="T26">, Santa Catarina: </text:span><text:span text:style-name="T13">participei do evento Front in Floripa</text:span><text:span text:style-name="T10">.</text:span></text:p>
      <text:p text:style-name="P11"><text:span text:style-name="T103">[janeiro de 2019 – junho de 2019]</text:span><text:span text:style-name="T132"> </text:span><text:span text:style-name="T105">Apex </text:span><text:span text:style-name="T106">(180 horas)</text:span><text:span text:style-name="T105"> | Blumenau, Santa Catarina: </text:span><text:span text:style-name="T121">t</text:span><text:span text:style-name="T120">reinamento de alta performance de desenvolvimento e programação </text:span><text:span text:style-name="T122">f</text:span><text:span text:style-name="T120">ront-end </text:span><text:span text:style-name="T123">usando</text:span><text:span text:style-name="T120"> HTML5, CSS3 </text:span><text:span text:style-name="T124">(SASS e SCSS)</text:span><text:span text:style-name="T120">, JavaScript, TypeScript, testes, Angular 6, ReactJS, VueJS, Git </text:span><text:span text:style-name="T123">e </text:span><text:span text:style-name="T120">GitHub, </text:span><text:span text:style-name="T123">W</text:span><text:span text:style-name="T120">ebpack </text:span><text:span text:style-name="T123">e</text:span><text:span text:style-name="T120"> Gulp.</text:span></text:p>
      <text:p text:style-name="P11"><text:span text:style-name="T103">[dezembro de 2018 - dezembro de 2018]</text:span><text:span text:style-name="T132"> </text:span><text:span text:style-name="T105">Apex </text:span><text:span text:style-name="T106">(16 horas)</text:span><text:span text:style-name="T105"> | Blumenau, Santa Catarina: </text:span><text:span text:style-name="T121">tr</text:span><text:span text:style-name="T120">einamento de alta performance de </text:span><text:span text:style-name="T125">l</text:span><text:span text:style-name="T120">ógica de </text:span><text:span text:style-name="T125">p</text:span><text:span text:style-name="T120">rogramação </text:span><text:span text:style-name="T126">sobre</text:span><text:span text:style-name="T120"> boas práticas, manipulação de textos, criação de objetos, armazenamento de dados em listas e tópicos avançados </text:span><text:span text:style-name="T125">da linguagem</text:span><text:span text:style-name="T120">.</text:span></text:p>
      <text:p text:style-name="P12"><text:span text:style-name="T103">[dezembro de 2018 - dezembro de 2018]</text:span><text:span text:style-name="T132"> </text:span><text:span text:style-name="T105">Apex </text:span><text:span text:style-name="T106">(16 horas)</text:span><text:span text:style-name="T105"> | Blumenau, Santa Catarina: </text:span><text:span text:style-name="T121">t</text:span><text:span text:style-name="T120">reinamento</text:span><text:span text:style-name="T132"> de alta performance de </text:span><text:span text:style-name="T133">b</text:span><text:span text:style-name="T132">anco de </text:span><text:span text:style-name="T133">d</text:span><text:span text:style-name="T132">ados </text:span><text:span text:style-name="T133">sobre</text:span><text:span text:style-name="T132"> </text:span><text:span text:style-name="T140">instalação, configuração, conceitos básicos, comandos para manipulação de tabelas, texto </text:span><text:span text:style-name="T141">e</text:span><text:span text:style-name="T140"> data, operadores, </text:span><text:span text:style-name="T141">funções </text:span><text:span text:style-name="T140">básicas </text:span><text:span text:style-name="T141">e intermediárias</text:span><text:span text:style-name="T140">, normalização de dados, relacionamento entre tabelas, </text:span><text:span text:style-name="T141">unificação de </text:span><text:span text:style-name="T140">tabelas, realização de consultas, criação de views, indexação de tabelas, backup d</text:span><text:span text:style-name="T141">e</text:span><text:span text:style-name="T140"> dados e restaura</text:span><text:span text:style-name="T141">ção</text:span><text:span text:style-name="T140"> </text:span><text:span text:style-name="T141">d</text:span><text:span text:style-name="T140">as informações da base através do backup</text:span><text:span text:style-name="T132">.</text:span></text:p>
      <text:p text:style-name="P13"><text:span text:style-name="T103">[100% concluído]</text:span><text:span text:style-name="T132"> </text:span><text:span text:style-name="T105">Udemy </text:span><text:span text:style-name="T107">(</text:span><text:span text:style-name="T119">54 horas</text:span><text:span text:style-name="T107">)</text:span><text:span text:style-name="T105"> | </text:span><text:span text:style-name="T111">Educação a distância</text:span><text:span text:style-name="T105">:</text:span><text:span text:style-name="T132"> </text:span><text:span text:style-name="T134">t</text:span><text:span text:style-name="T132">reinamento básico de desenvolvimento e programação </text:span><text:span text:style-name="T135">f</text:span><text:span text:style-name="T132">ront-end </text:span><text:span text:style-name="T135">utilizando</text:span><text:span text:style-name="T132"> </text:span><text:span text:style-name="T140">HTML5, CSS3 </text:span><text:span text:style-name="T142">e</text:span><text:span text:style-name="T140"> J</text:span><text:span text:style-name="T142">ava</text:span><text:span text:style-name="T140">S</text:span><text:span text:style-name="T142">cript</text:span><text:span text:style-name="T140"> e</text:span><text:span text:style-name="T142">m cinco</text:span><text:span text:style-name="T140"> </text:span><text:span text:style-name="T142">p</text:span><text:span text:style-name="T140">rojetos.</text:span></text:p>
      <text:p text:style-name="P13"><text:span text:style-name="T103">[100% concluído]</text:span><text:span text:style-name="T132"> </text:span><text:span text:style-name="T105">Udemy </text:span><text:span text:style-name="T108">(10 horas)</text:span><text:span text:style-name="T105"> | </text:span><text:span text:style-name="T111">Educação a distância</text:span><text:span text:style-name="T105">:</text:span><text:span text:style-name="T132"> </text:span><text:span text:style-name="T134">t</text:span><text:span text:style-name="T132">reinamento básico de inglês </text:span><text:span text:style-name="T136">sobre</text:span><text:span text:style-name="T132"> </text:span><text:span text:style-name="T136">metodologia </text:span><text:span text:style-name="T132">para ser fluente.</text:span><text:bookmark text:name="_GoBack"/></text:p>
      <text:p text:style-name="P14"><text:soft-page-break/><text:span text:style-name="T103">[setembro de 2018 – fevereiro de 2019]</text:span><text:span text:style-name="T132"> </text:span><text:span text:style-name="T105">Instituto Mix </text:span><text:span text:style-name="T107">(96 horas)</text:span><text:span text:style-name="T105"> | Gaspar, Santa Catarina:</text:span><text:span text:style-name="T132"> </text:span><text:span text:style-name="T121">t</text:span><text:span text:style-name="T120">reinamento</text:span><text:span text:style-name="T132"> básico de </text:span><text:span text:style-name="T137">m</text:span><text:span text:style-name="T132">ontagem e </text:span><text:span text:style-name="T137">m</text:span><text:span text:style-name="T132">anutenção </text:span><text:span text:style-name="T137">de</text:span><text:span text:style-name="T132"> hardware e redes.</text:span></text:p>
      <text:p text:style-name="P14"><text:span text:style-name="T103">[maio de 2017 – outubro de 2018]</text:span><text:span text:style-name="T132"> </text:span><text:span text:style-name="T105">GERAR </text:span><text:span text:style-name="T107">(1280 horas)</text:span><text:span text:style-name="T105"> | Gaspar e Blumenau, Santa Catarina: </text:span><text:span text:style-name="T121">c</text:span><text:span text:style-name="T120">urso</text:span><text:span text:style-name="T138"> de </text:span><text:span text:style-name="T139">a</text:span><text:span text:style-name="T138">dministração como menor aprendiz.</text:span></text:p>
      <text:p text:style-name="P19"/>
      <text:p text:style-name="P22">Experiência:</text:p>
      <text:p text:style-name="P36"><text:span text:style-name="T25">[</text:span><text:span text:style-name="T41">outubro </text:span><text:span text:style-name="T25">de </text:span><text:span text:style-name="T42">202</text:span><text:span text:style-name="T41">1</text:span><text:span text:style-name="T25"> – </text:span><text:span text:style-name="T41">até o momento</text:span><text:span text:style-name="T25">] </text:span><text:span text:style-name="T43">Desenvolvedor front-end</text:span><text:span text:style-name="T25"> | </text:span><text:span text:style-name="T41">Performa_IT</text:span><text:span text:style-name="T25">: </text:span><text:span text:style-name="T18">c</text:span><text:span text:style-name="T19">omo desenvolvedor front-end eu trabalho em ecommerces, sites de crowdfunding e sistemas em geral. Fiz refatorações de telas para novas tecnologias, integrações com ChatGPT e Pix, funcionalidade de créditos de impacto e outras features. </text:span><text:span text:style-name="T20">Implementei diversas partes do Design System, ajudei na criação de épicos e tarefas, participei dos ritos do Scrum, interagi com QAs e designers. Previni problemas de segurança como injeção de scripts maliciosos, proteção de rotas e </text:span><text:span text:style-name="T21">remoção</text:span><text:span text:style-name="T20"> variáveis no escopo global.</text:span><text:span text:style-name="T19"> Utilizo as tecnologias: React, Angular, AngularJS, NextJS, JavaScript, TypeScript, jQuery, Storybook, RxJS, HTML, CSS, SASS, Material Design, Bootstrap, Chakra UI, Git, Bitbucket, NPM, Yarn,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, </text:span><text:span text:style-name="T20">apenas assim aprendemos juntos e melhoramos os produtos</text:span><text:span text:style-name="T19">.</text:span></text:p>
      <text:p text:style-name="P27"><text:span text:style-name="T62">[</text:span><text:span text:style-name="T76">janeiro</text:span><text:span text:style-name="T62"> de </text:span><text:span text:style-name="T76">2020</text:span><text:span text:style-name="T62"> – </text:span><text:span text:style-name="T75">setembro de 2021</text:span><text:span text:style-name="T62">] </text:span><text:span text:style-name="T77">Desenvolvedor front-end</text:span><text:span text:style-name="T62"> | </text:span><text:span text:style-name="T77">Velow </text:span><text:span text:style-name="T78">Sistemas</text:span><text:span text:style-name="T62">: </text:span><text:span text:style-name="T84">t</text:span><text:span text:style-name="T85">rabalh</text:span><text:span text:style-name="T86">ei </text:span><text:span text:style-name="T85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57">.</text:span></text:p>
      <text:p text:style-name="P15"><text:span text:style-name="T103">[maio de </text:span><text:span text:style-name="T114">2019</text:span><text:span text:style-name="T103"> – </text:span><text:span text:style-name="T113">dezembro de 2019</text:span><text:span text:style-name="T103">] </text:span><text:span text:style-name="T114">Estagiário de programação</text:span><text:span text:style-name="T103"> | </text:span><text:span text:style-name="T114">Velow </text:span><text:span text:style-name="T115">Sistemas</text:span><text:span text:style-name="T103">: </text:span><text:span text:style-name="T121">a</text:span><text:span text:style-name="T120">tuei como estagiário de programação </text:span><text:span text:style-name="T130">no time de front-end</text:span><text:span text:style-name="T120">, </text:span><text:span text:style-name="T130">após isso </text:span><text:span text:style-name="T120">consegui ser efetivado.</text:span></text:p>
      <text:p text:style-name="P28"><text:span text:style-name="T79">[</text:span><text:span text:style-name="T80">novembro</text:span><text:span text:style-name="T79"> de </text:span><text:span text:style-name="T81">201</text:span><text:span text:style-name="T80">8</text:span><text:span text:style-name="T79"> – </text:span><text:span text:style-name="T80">abril</text:span><text:span text:style-name="T82"> de 2019</text:span><text:span text:style-name="T79">] </text:span><text:span text:style-name="T80">Técnico de informática</text:span><text:span text:style-name="T79"> | </text:span><text:span text:style-name="T87">Autônomo</text:span><text:span text:style-name="T79">: </text:span><text:span text:style-name="T58">comecei a fazer manutenção em computadores e atender clientes</text:span><text:span text:style-name="T50">.</text:span></text:p>
      <text:p text:style-name="P16"><text:span text:style-name="T103">[maio de 2017 – outubro de 2018] Auxiliar de TI | Fazzenda Park Hotel: </text:span><text:span text:style-name="T121">e</text:span><text:span text:style-name="T120">u era um menor aprendiz, com 14 anos, tive muitas responsabilidades e ordens de serviço para fazer, ganhei muita experiência na parte de suporte.</text:span></text:p>
      <text:p text:style-name="P23"><text:soft-page-break/><text:span text:style-name="T62">[junho de 2016 – janeiro de 2017] </text:span><text:span text:style-name="T83">Locutor</text:span><text:span text:style-name="T62"> | Rádio Sentinela do Vale: </text:span><text:span text:style-name="T59">t</text:span><text:span text:style-name="T50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sans-serif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26</meta:editing-cycles>
    <meta:print-date>2019-02-01T12:54:00</meta:print-date>
    <meta:creation-date>2018-01-13T12:08:00</meta:creation-date>
    <dc:date>2023-08-23T07:55:10.967503246</dc:date>
    <meta:editing-duration>PT11H4M</meta:editing-duration>
    <meta:generator>LibreOffice/6.4.7.2$Linux_X86_64 LibreOffice_project/40$Build-2</meta:generator>
    <meta:document-statistic meta:table-count="0" meta:image-count="0" meta:object-count="0" meta:page-count="5" meta:paragraph-count="44" meta:word-count="1278" meta:character-count="8542" meta:non-whitespace-character-count="72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